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1.561cm" table:align="left"/>
    </style:style>
    <style:style style:name="Table1.A" style:family="table-column">
      <style:table-column-properties style:column-width="2.605cm"/>
    </style:style>
    <style:style style:name="Table1.B" style:family="table-column">
      <style:table-column-properties style:column-width="5.045cm"/>
    </style:style>
    <style:style style:name="Table1.C" style:family="table-column">
      <style:table-column-properties style:column-width="1.833cm"/>
    </style:style>
    <style:style style:name="Table1.D" style:family="table-column">
      <style:table-column-properties style:column-width="2.07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4.38cm" table:align="left"/>
    </style:style>
    <style:style style:name="Table2.A" style:family="table-column">
      <style:table-column-properties style:column-width="1.554cm"/>
    </style:style>
    <style:style style:name="Table2.B" style:family="table-column">
      <style:table-column-properties style:column-width="2.82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7.5cm" table:align="left"/>
    </style:style>
    <style:style style:name="Table3.A" style:family="table-column">
      <style:table-column-properties style:column-width="2.33cm"/>
    </style:style>
    <style:style style:name="Table3.B" style:family="table-column">
      <style:table-column-properties style:column-width="5.17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>
      <style:text-properties style:text-underline-style="solid" style:text-underline-type="double" style:text-underline-width="auto" style:text-underline-color="font-color" officeooo:rsid="0015a58a"/>
    </style:style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Text_20_body" style:list-style-name="L40"/>
    <style:style style:name="P44" style:family="paragraph" style:parent-style-name="Text_20_body" style:list-style-name="L41"/>
    <style:style style:name="P45" style:family="paragraph" style:parent-style-name="Text_20_body" style:list-style-name="L4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Excellent.<text:line-break/>Now we formalize the <text:span text:style-name="Strong_20_Emphasis">DevOps &amp; Deployment Architecture — Production-Grade Multi-Environment Cloud Blueprint</text:span>.</text:p>
      <text:p text:style-name="Text_20_body">This is critical because:</text:p>
      <text:list text:style-name="L22">
        <text:list-item>
          <text:p text:style-name="P25">You want everything free during testing</text:p>
        </text:list-item>
        <text:list-item>
          <text:p text:style-name="P25">Production must not require code changes</text:p>
        </text:list-item>
        <text:list-item>
          <text:p text:style-name="P25">Codex will generate code</text:p>
        </text:list-item>
        <text:list-item>
          <text:p text:style-name="P25">You use Linux (home) + Windows (office)</text:p>
        </text:list-item>
        <text:list-item>
          <text:p text:style-name="P25">Everything must be cloud-based</text:p>
        </text:list-item>
        <text:list-item>
          <text:p text:style-name="P25">You want enterprise readiness from day 1</text:p>
        </text:list-item>
      </text:list>
      <text:p text:style-name="Text_20_body">We will design this properly.</text:p>
      <text:p text:style-name="Horizontal_20_Line"/>
      <text:h text:style-name="Heading_20_1" text:outline-level="1">🧠 CORE PRINCIPLE</text:h>
      <text:p text:style-name="Text_20_body">Same codebase.<text:line-break/>Three environments.<text:line-break/>Zero logic change between environments.<text:line-break/>Only configuration changes.</text:p>
      <text:p text:style-name="Horizontal_20_Line"/>
      <text:h text:style-name="Heading_20_1" text:outline-level="1">🏗 ENVIRONMENT STRATEGY</text:h>
      <text:p text:style-name="Text_20_body">You will have <text:span text:style-name="Strong_20_Emphasis">three Firebase / GCP projects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Environment</text:p>
            </table:table-cell>
            <table:table-cell table:style-name="Table1.A1" office:value-type="string">
              <text:p text:style-name="Table_20_Heading">Purpose</text:p>
            </table:table-cell>
            <table:table-cell table:style-name="Table1.A1" office:value-type="string">
              <text:p text:style-name="Table_20_Heading">Billing</text:p>
            </table:table-cell>
            <table:table-cell table:style-name="Table1.A1" office:value-type="string">
              <text:p text:style-name="Table_20_Heading">Risk</text:p>
            </table:table-cell>
          </table:table-row>
        </table:table-header-rows>
        <table:table-row>
          <table:table-cell table:style-name="Table1.A1" office:value-type="string">
            <text:p text:style-name="Table_20_Contents">Dev</text:p>
          </table:table-cell>
          <table:table-cell table:style-name="Table1.A1" office:value-type="string">
            <text:p text:style-name="Table_20_Contents">Local + experimental testing</text:p>
          </table:table-cell>
          <table:table-cell table:style-name="Table1.A1" office:value-type="string">
            <text:p text:style-name="Table_20_Contents">Free tier</text:p>
          </table:table-cell>
          <table:table-cell table:style-name="Table1.A1" office:value-type="string">
            <text:p text:style-name="Table_20_Contents">Safe</text:p>
          </table:table-cell>
        </table:table-row>
        <table:table-row>
          <table:table-cell table:style-name="Table1.A1" office:value-type="string">
            <text:p text:style-name="Table_20_Contents">Staging</text:p>
          </table:table-cell>
          <table:table-cell table:style-name="Table1.A1" office:value-type="string">
            <text:p text:style-name="Table_20_Contents">Pre-production validation</text:p>
          </table:table-cell>
          <table:table-cell table:style-name="Table1.A1" office:value-type="string">
            <text:p text:style-name="Table_20_Contents">Free/Low</text:p>
          </table:table-cell>
          <table:table-cell table:style-name="Table1.A1" office:value-type="string">
            <text:p text:style-name="Table_20_Contents">Controlled</text:p>
          </table:table-cell>
        </table:table-row>
        <table:table-row>
          <table:table-cell table:style-name="Table1.A1" office:value-type="string">
            <text:p text:style-name="Table_20_Contents">Production</text:p>
          </table:table-cell>
          <table:table-cell table:style-name="Table1.A1" office:value-type="string">
            <text:p text:style-name="Table_20_Contents">Real institutes</text:p>
          </table:table-cell>
          <table:table-cell table:style-name="Table1.A1" office:value-type="string">
            <text:p text:style-name="Table_20_Contents">Paid</text:p>
          </table:table-cell>
          <table:table-cell table:style-name="Table1.A1" office:value-type="string">
            <text:p text:style-name="Table_20_Contents">Critical</text:p>
          </table:table-cell>
        </table:table-row>
      </table:table>
      <text:p text:style-name="Horizontal_20_Line"/>
      <text:h text:style-name="Heading_20_1" text:outline-level="1">📁 1️⃣ PROJECT STRUCTURE</text:h>
      <text:h text:style-name="Heading_20_2" text:outline-level="2">🔹 Firebase Projects</text:h>
      <text:p text:style-name="Text_20_body">Create:</text:p>
      <text:p text:style-name="Preformatted_20_Text"><text:span text:style-name="Source_20_Text">parabolic-dev</text:span></text:p>
      <text:p text:style-name="Preformatted_20_Text"><text:span text:style-name="Source_20_Text">parabolic-staging</text:span></text:p>
      <text:p text:style-name="P1"><text:span text:style-name="Source_20_Text">parabolic-prod</text:span></text:p>
      <text:p text:style-name="Text_20_body">Each has:</text:p>
      <text:list text:style-name="L23">
        <text:list-item>
          <text:p text:style-name="P26"><text:soft-page-break/>Firestore</text:p>
        </text:list-item>
        <text:list-item>
          <text:p text:style-name="P26">Cloud Functions</text:p>
        </text:list-item>
        <text:list-item>
          <text:p text:style-name="P26">Cloud Storage</text:p>
        </text:list-item>
        <text:list-item>
          <text:p text:style-name="P26">Authentication</text:p>
        </text:list-item>
        <text:list-item>
          <text:p text:style-name="P26">Hosting</text:p>
        </text:list-item>
        <text:list-item>
          <text:p text:style-name="P26">BigQuery (optional initially)</text:p>
        </text:list-item>
      </text:list>
      <text:p text:style-name="Horizontal_20_Line"/>
      <text:h text:style-name="Heading_20_1" text:outline-level="1">🧾 2️⃣ REPOSITORY STRUCTURE</text:h>
      <text:p text:style-name="Text_20_body">Single Git repository:</text:p>
      <text:p text:style-name="Preformatted_20_Text"><text:span text:style-name="Source_20_Text">parabolic-platform/</text:span></text:p>
      <text:p text:style-name="Preformatted_20_Text"><text:span text:style-name="Source_20_Text">│</text:span></text:p>
      <text:p text:style-name="Preformatted_20_Text"><text:span text:style-name="Source_20_Text">├── frontend-admin/</text:span></text:p>
      <text:p text:style-name="Preformatted_20_Text"><text:span text:style-name="Source_20_Text">├── frontend-student/</text:span></text:p>
      <text:p text:style-name="Preformatted_20_Text"><text:span text:style-name="Source_20_Text">├── frontend-exam/</text:span></text:p>
      <text:p text:style-name="Preformatted_20_Text"><text:span text:style-name="Source_20_Text">├── frontend-vendor/</text:span></text:p>
      <text:p text:style-name="Preformatted_20_Text"><text:span text:style-name="Source_20_Text">├── backend/</text:span></text:p>
      <text:p text:style-name="Preformatted_20_Text"><text:span text:style-name="Source_20_Text">│ <text:s text:c="4"/>├── functions/</text:span></text:p>
      <text:p text:style-name="Preformatted_20_Text"><text:span text:style-name="Source_20_Text">│ <text:s text:c="4"/>├── middleware/</text:span></text:p>
      <text:p text:style-name="Preformatted_20_Text"><text:span text:style-name="Source_20_Text">│ <text:s text:c="4"/>├── engines/</text:span></text:p>
      <text:p text:style-name="Preformatted_20_Text"><text:span text:style-name="Source_20_Text">│ <text:s text:c="4"/>├── policies/</text:span></text:p>
      <text:p text:style-name="Preformatted_20_Text"><text:span text:style-name="Source_20_Text">│</text:span></text:p>
      <text:p text:style-name="Preformatted_20_Text"><text:span text:style-name="Source_20_Text">├── firestore.rules</text:span></text:p>
      <text:p text:style-name="Preformatted_20_Text"><text:span text:style-name="Source_20_Text">├── firestore.indexes.json</text:span></text:p>
      <text:p text:style-name="Preformatted_20_Text"><text:span text:style-name="Source_20_Text">├── storage.rules</text:span></text:p>
      <text:p text:style-name="Preformatted_20_Text"><text:span text:style-name="Source_20_Text">├── firebase.json</text:span></text:p>
      <text:p text:style-name="Preformatted_20_Text"><text:span text:style-name="Source_20_Text">├── .env.dev</text:span></text:p>
      <text:p text:style-name="Preformatted_20_Text"><text:span text:style-name="Source_20_Text">├── .env.staging</text:span></text:p>
      <text:p text:style-name="Preformatted_20_Text"><text:span text:style-name="Source_20_Text">├── .env.prod</text:span></text:p>
      <text:p text:style-name="P1"><text:span text:style-name="Source_20_Text">└── .github/workflows/</text:span></text:p>
      <text:p text:style-name="Text_20_body">Single codebase.<text:line-break/>Multiple environment configs.</text:p>
      <text:p text:style-name="Horizontal_20_Line"/>
      <text:h text:style-name="Heading_20_1" text:outline-level="1">🔐 3️⃣ ENVIRONMENT VARIABLES STRATEGY</text:h>
      <text:p text:style-name="Text_20_body">Never hardcode:</text:p>
      <text:list text:style-name="L24">
        <text:list-item>
          <text:p text:style-name="P27">Stripe keys</text:p>
        </text:list-item>
        <text:list-item>
          <text:p text:style-name="P27">Webhook secrets</text:p>
        </text:list-item>
        <text:list-item>
          <text:p text:style-name="P27">AI API keys</text:p>
        </text:list-item>
        <text:list-item>
          <text:p text:style-name="P27">Project IDs</text:p>
        </text:list-item>
        <text:list-item>
          <text:p text:style-name="P27"><text:soft-page-break/>Domain URLs</text:p>
        </text:list-item>
      </text:list>
      <text:p text:style-name="Text_20_body">Use environment variables.</text:p>
      <text:p text:style-name="Horizontal_20_Line"/>
      <text:h text:style-name="Heading_20_2" text:outline-level="2">🔹 Backend Environment Variables</text:h>
      <text:p text:style-name="Text_20_body">Example:</text:p>
      <text:p text:style-name="Preformatted_20_Text"><text:span text:style-name="Source_20_Text">NODE_ENV=production</text:span></text:p>
      <text:p text:style-name="Preformatted_20_Text"><text:span text:style-name="Source_20_Text">PROJECT_ID=parabolic-prod</text:span></text:p>
      <text:p text:style-name="Preformatted_20_Text"><text:span text:style-name="Source_20_Text">STRIPE_SECRET_KEY=sk_live_...</text:span></text:p>
      <text:p text:style-name="Preformatted_20_Text"><text:span text:style-name="Source_20_Text">STRIPE_WEBHOOK_SECRET=whsec_...</text:span></text:p>
      <text:p text:style-name="Preformatted_20_Text"><text:span text:style-name="Source_20_Text">AI_API_KEY=...</text:span></text:p>
      <text:p text:style-name="Preformatted_20_Text"><text:span text:style-name="Source_20_Text">EMAIL_PROVIDER_KEY=...</text:span></text:p>
      <text:p text:style-name="Preformatted_20_Text"><text:span text:style-name="Source_20_Text">APP_BASE_URL=https://portal.yourdomain.com</text:span></text:p>
      <text:p text:style-name="Preformatted_20_Text"><text:span text:style-name="Source_20_Text">EXAM_BASE_URL=https://exam.yourdomain.com</text:span></text:p>
      <text:p text:style-name="P1"><text:span text:style-name="Source_20_Text">VENDOR_BASE_URL=https://vendor.yourdomain.com</text:span></text:p>
      <text:p text:style-name="Horizontal_20_Line"/>
      <text:h text:style-name="Heading_20_2" text:outline-level="2">🔹 Firebase Functions Config</text:h>
      <text:p text:style-name="Text_20_body">Use:</text:p>
      <text:p text:style-name="P1"><text:span text:style-name="Source_20_Text">firebase functions:config:set stripe.key="..."</text:span></text:p>
      <text:p text:style-name="Text_20_body">Or preferably:</text:p>
      <text:p text:style-name="Text_20_body">Use Google Secret Manager in production.</text:p>
      <text:p text:style-name="Horizontal_20_Line"/>
      <text:h text:style-name="Heading_20_1" text:outline-level="1">🧪 4️⃣ DEV PROJECT (FREE TESTING)</text:h>
      <text:p text:style-name="Text_20_body">Use:</text:p>
      <text:list text:style-name="L25">
        <text:list-item>
          <text:p text:style-name="P28">Firebase Spark plan (free)</text:p>
        </text:list-item>
        <text:list-item>
          <text:p text:style-name="P28">Local Emulator Suite</text:p>
        </text:list-item>
      </text:list>
      <text:p text:style-name="Text_20_body">Emulator includes:</text:p>
      <text:list text:style-name="L26">
        <text:list-item>
          <text:p text:style-name="P29">Firestore</text:p>
        </text:list-item>
        <text:list-item>
          <text:p text:style-name="P29">Auth</text:p>
        </text:list-item>
        <text:list-item>
          <text:p text:style-name="P29">Functions</text:p>
        </text:list-item>
        <text:list-item>
          <text:p text:style-name="P29">Hosting</text:p>
        </text:list-item>
      </text:list>
      <text:p text:style-name="Text_20_body">Run locally:</text:p>
      <text:p text:style-name="P1"><text:span text:style-name="Source_20_Text">firebase emulators:start</text:span></text:p>
      <text:p text:style-name="Text_20_body">This allows:</text:p>
      <text:list text:style-name="L27">
        <text:list-item>
          <text:p text:style-name="P30"><text:soft-page-break/>Full system testing</text:p>
        </text:list-item>
        <text:list-item>
          <text:p text:style-name="P30">Zero cloud cost</text:p>
        </text:list-item>
        <text:list-item>
          <text:p text:style-name="P30">No real Stripe charges</text:p>
        </text:list-item>
        <text:list-item>
          <text:p text:style-name="P30">Stripe test mode</text:p>
        </text:list-item>
      </text:list>
      <text:p text:style-name="Horizontal_20_Line"/>
      <text:h text:style-name="Heading_20_1" text:outline-level="1">🟡 5️⃣ STAGING PROJECT</text:h>
      <text:p text:style-name="Text_20_body">Purpose:</text:p>
      <text:list text:style-name="L28">
        <text:list-item>
          <text:p text:style-name="P31">Pre-production validation</text:p>
        </text:list-item>
        <text:list-item>
          <text:p text:style-name="P31">Calibration simulation</text:p>
        </text:list-item>
        <text:list-item>
          <text:p text:style-name="P31">Risk engine testing</text:p>
        </text:list-item>
        <text:list-item>
          <text:p text:style-name="P31">Feature flag testing</text:p>
        </text:list-item>
      </text:list>
      <text:p text:style-name="Text_20_body">Uses:</text:p>
      <text:list text:style-name="L29">
        <text:list-item>
          <text:p text:style-name="P32">Blaze plan (minimal cost)</text:p>
        </text:list-item>
        <text:list-item>
          <text:p text:style-name="P32">Stripe test mode</text:p>
        </text:list-item>
        <text:list-item>
          <text:p text:style-name="P32">Real cloud functions</text:p>
        </text:list-item>
      </text:list>
      <text:p text:style-name="Text_20_body">Staging domain:</text:p>
      <text:p text:style-name="P1"><text:span text:style-name="Source_20_Text">staging.portal.yourdomain.com</text:span></text:p>
      <text:p text:style-name="Text_20_body">Staging uses real cloud infra but limited usage.</text:p>
      <text:p text:style-name="Horizontal_20_Line"/>
      <text:h text:style-name="Heading_20_1" text:outline-level="1">🔴 6️⃣ PRODUCTION PROJECT</text:h>
      <text:p text:style-name="Text_20_body">Production:</text:p>
      <text:list text:style-name="L30">
        <text:list-item>
          <text:p text:style-name="P33">Blaze plan (pay per usage)</text:p>
        </text:list-item>
        <text:list-item>
          <text:p text:style-name="P33">Stripe live keys</text:p>
        </text:list-item>
        <text:list-item>
          <text:p text:style-name="P33">Real domain</text:p>
        </text:list-item>
        <text:list-item>
          <text:p text:style-name="P33">BigQuery enabled</text:p>
        </text:list-item>
        <text:list-item>
          <text:p text:style-name="P33">Monitoring enabled</text:p>
        </text:list-item>
        <text:list-item>
          <text:p text:style-name="P33">Backups enabled</text:p>
        </text:list-item>
      </text:list>
      <text:p text:style-name="Text_20_body">Domains:</text:p>
      <text:p text:style-name="Preformatted_20_Text"><text:span text:style-name="Source_20_Text">portal.yourdomain.com</text:span></text:p>
      <text:p text:style-name="Preformatted_20_Text"><text:span text:style-name="Source_20_Text">exam.yourdomain.com</text:span></text:p>
      <text:p text:style-name="P1"><text:span text:style-name="Source_20_Text">vendor.yourdomain.com</text:span></text:p>
      <text:p text:style-name="Text_20_body"><text:soft-page-break/>DNS managed via:</text:p>
      <text:list text:style-name="L31">
        <text:list-item>
          <text:p text:style-name="P34">Cloud DNS or domain provider</text:p>
        </text:list-item>
      </text:list>
      <text:p text:style-name="Horizontal_20_Line"/>
      <text:h text:style-name="Heading_20_1" text:outline-level="1">🌐 7️⃣ HOSTING STRUCTURE</text:h>
      <text:p text:style-name="Text_20_body">Each portal built as separate React app.</text:p>
      <text:p text:style-name="Text_20_body">Deploy targets:</text:p>
      <text:p text:style-name="Preformatted_20_Text"><text:span text:style-name="Source_20_Text">/admin → admin frontend</text:span></text:p>
      <text:p text:style-name="Preformatted_20_Text"><text:span text:style-name="Source_20_Text">/student → student frontend</text:span></text:p>
      <text:p text:style-name="Preformatted_20_Text"><text:span text:style-name="Source_20_Text">/exam → exam frontend</text:span></text:p>
      <text:p text:style-name="P1"><text:span text:style-name="Source_20_Text">/vendor → vendor frontend</text:span></text:p>
      <text:p text:style-name="Text_20_body">Using Firebase Hosting multi-site config.</text:p>
      <text:p text:style-name="Text_20_body">Example firebase.json:</text:p>
      <text:p text:style-name="Preformatted_20_Text"><text:span text:style-name="Source_20_Text">{</text:span></text:p>
      <text:p text:style-name="Preformatted_20_Text"><text:span text:style-name="Source_20_Text"><text:s text:c="2"/>"hosting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target": "admin",</text:span></text:p>
      <text:p text:style-name="Preformatted_20_Text"><text:span text:style-name="Source_20_Text"><text:s text:c="6"/>"public": "frontend-admin/build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target": "exam",</text:span></text:p>
      <text:p text:style-name="Preformatted_20_Text"><text:span text:style-name="Source_20_Text"><text:s text:c="6"/>"public": "frontend-exam/build"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</text:span></text:p>
      <text:p text:style-name="P1"><text:span text:style-name="Source_20_Text">}</text:span></text:p>
      <text:p text:style-name="Horizontal_20_Line"/>
      <text:h text:style-name="Heading_20_1" text:outline-level="1">🔄 8️⃣ CI/CD FLOW</text:h>
      <text:p text:style-name="Text_20_body">Use GitHub + GitHub Actions.</text:p>
      <text:p text:style-name="Horizontal_20_Line"/>
      <text:h text:style-name="Heading_20_2" text:outline-level="2">Workflow Overview</text:h>
      <text:p text:style-name="Preformatted_20_Text"><text:span text:style-name="Source_20_Text">Developer pushes to branch</text:span></text:p>
      <text:p text:style-name="Preformatted_20_Text"><text:span text:style-name="Source_20_Text">↓</text:span></text:p>
      <text:p text:style-name="Preformatted_20_Text"><text:span text:style-name="Source_20_Text">CI runs tests</text:span></text:p>
      <text:p text:style-name="Preformatted_20_Text"><text:span text:style-name="Source_20_Text">↓</text:span></text:p>
      <text:p text:style-name="Preformatted_20_Text"><text:span text:style-name="Source_20_Text">Build frontend</text:span></text:p>
      <text:p text:style-name="Preformatted_20_Text"><text:span text:style-name="Source_20_Text">↓</text:span></text:p>
      <text:p text:style-name="Preformatted_20_Text"><text:span text:style-name="Source_20_Text">Lint backend</text:span></text:p>
      <text:p text:style-name="Preformatted_20_Text"><text:span text:style-name="Source_20_Text">↓</text:span></text:p>
      <text:p text:style-name="P1"><text:span text:style-name="Source_20_Text">Deploy to environment</text:span></text:p>
      <text:p text:style-name="Horizontal_20_Line"/>
      <text:h text:style-name="Heading_20_2" text:outline-level="2"><text:soft-page-break/>Branch Strategy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Branch</text:p>
            </table:table-cell>
            <table:table-cell table:style-name="Table2.A1" office:value-type="string">
              <text:p text:style-name="Table_20_Heading">Deploy Target</text:p>
            </table:table-cell>
          </table:table-row>
        </table:table-header-rows>
        <table:table-row>
          <table:table-cell table:style-name="Table2.A1" office:value-type="string">
            <text:p text:style-name="Table_20_Contents">main</text:p>
          </table:table-cell>
          <table:table-cell table:style-name="Table2.A1" office:value-type="string">
            <text:p text:style-name="Table_20_Contents">Production</text:p>
          </table:table-cell>
        </table:table-row>
        <table:table-row>
          <table:table-cell table:style-name="Table2.A1" office:value-type="string">
            <text:p text:style-name="Table_20_Contents">staging</text:p>
          </table:table-cell>
          <table:table-cell table:style-name="Table2.A1" office:value-type="string">
            <text:p text:style-name="Table_20_Contents">Staging</text:p>
          </table:table-cell>
        </table:table-row>
        <table:table-row>
          <table:table-cell table:style-name="Table2.A1" office:value-type="string">
            <text:p text:style-name="Table_20_Contents">dev</text:p>
          </table:table-cell>
          <table:table-cell table:style-name="Table2.A1" office:value-type="string">
            <text:p text:style-name="Table_20_Contents">Dev</text:p>
          </table:table-cell>
        </table:table-row>
      </table:table>
      <text:p text:style-name="Horizontal_20_Line"/>
      <text:h text:style-name="Heading_20_2" text:outline-level="2">GitHub Action Example</text:h>
      <text:p text:style-name="Text_20_body">On push to <text:span text:style-name="Source_20_Text">staging</text:span>:</text:p>
      <text:p text:style-name="Preformatted_20_Text"><text:span text:style-name="Source_20_Text">- Install dependencies</text:span></text:p>
      <text:p text:style-name="Preformatted_20_Text"><text:span text:style-name="Source_20_Text">- Build frontend</text:span></text:p>
      <text:p text:style-name="P1"><text:span text:style-name="Source_20_Text">- Deploy to parabolic-staging</text:span></text:p>
      <text:p text:style-name="Text_20_body">On push to <text:span text:style-name="Source_20_Text">main</text:span>:</text:p>
      <text:p text:style-name="Preformatted_20_Text"><text:span text:style-name="Source_20_Text">- Run tests</text:span></text:p>
      <text:p text:style-name="Preformatted_20_Text"><text:span text:style-name="Source_20_Text">- Build production</text:span></text:p>
      <text:p text:style-name="P1"><text:span text:style-name="Source_20_Text">- Deploy to parabolic-prod</text:span></text:p>
      <text:p text:style-name="Text_20_body">No manual file copying.</text:p>
      <text:p text:style-name="Horizontal_20_Line"/>
      <text:h text:style-name="Heading_20_1" text:outline-level="1">🛡 9️⃣ SECRETS MANAGEMENT</text:h>
      <text:p text:style-name="Text_20_body">Store secrets in:</text:p>
      <text:list text:style-name="L32">
        <text:list-item>
          <text:p text:style-name="P35">GitHub Secrets (for CI)</text:p>
        </text:list-item>
        <text:list-item>
          <text:p text:style-name="P35">Google Secret Manager (production)</text:p>
        </text:list-item>
        <text:list-item>
          <text:p text:style-name="P35">.env files (local only)</text:p>
        </text:list-item>
      </text:list>
      <text:p text:style-name="Text_20_body">Never commit .env files.</text:p>
      <text:p text:style-name="Horizontal_20_Line"/>
      <text:h text:style-name="Heading_20_1" text:outline-level="1">📊 10️⃣ MONITORING &amp; ALERTING</text:h>
      <text:p text:style-name="Text_20_body">Enable in production:</text:p>
      <text:list text:style-name="L33">
        <text:list-item>
          <text:p text:style-name="P36">Cloud Monitoring</text:p>
        </text:list-item>
        <text:list-item>
          <text:p text:style-name="P36">Error Reporting</text:p>
        </text:list-item>
        <text:list-item>
          <text:p text:style-name="P36">Log-based alerts</text:p>
        </text:list-item>
        <text:list-item>
          <text:p text:style-name="P36">Billing alerts</text:p>
        </text:list-item>
        <text:list-item>
          <text:p text:style-name="P36">Stripe webhook error alerts</text:p>
        </text:list-item>
      </text:list>
      <text:p text:style-name="Horizontal_20_Line"/>
      <text:h text:style-name="Heading_20_1" text:outline-level="1"><text:soft-page-break/>🔁 11️⃣ MIGRATION BETWEEN ENVIRONMENTS</text:h>
      <text:p text:style-name="Text_20_body">Because schema identical:</text:p>
      <text:p text:style-name="Text_20_body">To promote feature:</text:p>
      <text:list text:style-name="L34">
        <text:list-item>
          <text:p text:style-name="P37">Merge staging → main</text:p>
        </text:list-item>
        <text:list-item>
          <text:p text:style-name="P37">CI deploys to prod</text:p>
        </text:list-item>
        <text:list-item>
          <text:p text:style-name="P37">Enable feature flag</text:p>
        </text:list-item>
        <text:list-item>
          <text:p text:style-name="P37">Monitor</text:p>
        </text:list-item>
        <text:list-item>
          <text:p text:style-name="P37">Rollback if needed</text:p>
        </text:list-item>
      </text:list>
      <text:p text:style-name="Text_20_body">No code rewrite.</text:p>
      <text:p text:style-name="Horizontal_20_Line"/>
      <text:h text:style-name="Heading_20_1" text:outline-level="1">📦 12️⃣ BACKUP STRATEGY</text:h>
      <text:p text:style-name="Text_20_body">Enable:</text:p>
      <text:list text:style-name="L35">
        <text:list-item>
          <text:p text:style-name="P38">Firestore daily export</text:p>
        </text:list-item>
        <text:list-item>
          <text:p text:style-name="P38">BigQuery export</text:p>
        </text:list-item>
        <text:list-item>
          <text:p text:style-name="P38">Cloud Storage lifecycle rule</text:p>
        </text:list-item>
        <text:list-item>
          <text:p text:style-name="P38">Retain last 30 days backup</text:p>
        </text:list-item>
      </text:list>
      <text:p text:style-name="Text_20_body">Automated.</text:p>
      <text:p text:style-name="Horizontal_20_Line"/>
      <text:h text:style-name="Heading_20_1" text:outline-level="1">🧪 13️⃣ TESTING STRATEGY IN DEV</text:h>
      <text:p text:style-name="Text_20_body">Local dev:</text:p>
      <text:list text:style-name="L36">
        <text:list-item>
          <text:p text:style-name="P39">Emulator for Firestore</text:p>
        </text:list-item>
        <text:list-item>
          <text:p text:style-name="P39">Stripe CLI for webhook simulation</text:p>
        </text:list-item>
        <text:list-item>
          <text:p text:style-name="P39">Mock AI responses</text:p>
        </text:list-item>
        <text:list-item>
          <text:p text:style-name="P39">Mock email provider</text:p>
        </text:list-item>
        <text:list-item>
          <text:p text:style-name="P39">Feature flags enabled in dev</text:p>
        </text:list-item>
      </text:list>
      <text:p text:style-name="Text_20_body">You can fully test system without spending money.</text:p>
      <text:p text:style-name="Horizontal_20_Line"/>
      <text:h text:style-name="Heading_20_1" text:outline-level="1"><text:soft-page-break/>💰 14️⃣ COST STRATEGY</text:h>
      <text:p text:style-name="Text_20_body">Dev:</text:p>
      <text:list text:style-name="L37">
        <text:list-item>
          <text:p text:style-name="P40">$0 (Spark + Emulator)</text:p>
        </text:list-item>
      </text:list>
      <text:p text:style-name="Text_20_body">Staging:</text:p>
      <text:list text:style-name="L38">
        <text:list-item>
          <text:p text:style-name="P41">₹500–₹1500/month approx (light usage)</text:p>
        </text:list-item>
      </text:list>
      <text:p text:style-name="Text_20_body">Production initial (no institutes):</text:p>
      <text:list text:style-name="L39">
        <text:list-item>
          <text:p text:style-name="P42">₹500–₹2000/month approx (minimal traffic)</text:p>
        </text:list-item>
      </text:list>
      <text:p text:style-name="Text_20_body">Scales with usage.</text:p>
      <text:p text:style-name="Horizontal_20_Line"/>
      <text:h text:style-name="Heading_20_1" text:outline-level="1">🧠 15️⃣ DEPLOYMENT LIFECYCLE EXAMPLE</text:h>
      <text:p text:style-name="Text_20_body">Add new Risk Engine V3:</text:p>
      <text:list text:style-name="L40">
        <text:list-item>
          <text:p text:style-name="P43">Code in dev</text:p>
        </text:list-item>
        <text:list-item>
          <text:p text:style-name="P43">Test locally</text:p>
        </text:list-item>
        <text:list-item>
          <text:p text:style-name="P43">Push to staging</text:p>
        </text:list-item>
        <text:list-item>
          <text:p text:style-name="P43">Enable feature flag for canary institute</text:p>
        </text:list-item>
        <text:list-item>
          <text:p text:style-name="P43">Monitor</text:p>
        </text:list-item>
        <text:list-item>
          <text:p text:style-name="P43">Increase rollout %</text:p>
        </text:list-item>
        <text:list-item>
          <text:p text:style-name="P43">Merge to production</text:p>
        </text:list-item>
        <text:list-item>
          <text:p text:style-name="P43">Activate flag gradually</text:p>
        </text:list-item>
      </text:list>
      <text:p text:style-name="Text_20_body">Zero downtime.</text:p>
      <text:p text:style-name="Horizontal_20_Line"/>
      <text:h text:style-name="Heading_20_1" text:outline-level="1">🏗 16️⃣ INFRASTRUCTURE STACK SUMMARY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omponent</text:p>
            </table:table-cell>
            <table:table-cell table:style-name="Table3.A1" office:value-type="string">
              <text:p text:style-name="Table_20_Heading">Service</text:p>
            </table:table-cell>
          </table:table-row>
        </table:table-header-rows>
        <table:table-row>
          <table:table-cell table:style-name="Table3.A1" office:value-type="string">
            <text:p text:style-name="Table_20_Contents">Backend</text:p>
          </table:table-cell>
          <table:table-cell table:style-name="Table3.A1" office:value-type="string">
            <text:p text:style-name="Table_20_Contents">Firebase Functions (Node.js)</text:p>
          </table:table-cell>
        </table:table-row>
        <table:table-row>
          <table:table-cell table:style-name="Table3.A1" office:value-type="string">
            <text:p text:style-name="Table_20_Contents">Database</text:p>
          </table:table-cell>
          <table:table-cell table:style-name="Table3.A1" office:value-type="string">
            <text:p text:style-name="Table_20_Contents">Firestore</text:p>
          </table:table-cell>
        </table:table-row>
        <table:table-row>
          <table:table-cell table:style-name="Table3.A1" office:value-type="string">
            <text:p text:style-name="Table_20_Contents">Archive</text:p>
          </table:table-cell>
          <table:table-cell table:style-name="Table3.A1" office:value-type="string">
            <text:p text:style-name="Table_20_Contents">BigQuery</text:p>
          </table:table-cell>
        </table:table-row>
        <table:table-row>
          <table:table-cell table:style-name="Table3.A1" office:value-type="string">
            <text:p text:style-name="Table_20_Contents">Storage</text:p>
          </table:table-cell>
          <table:table-cell table:style-name="Table3.A1" office:value-type="string">
            <text:p text:style-name="Table_20_Contents">Cloud Storage</text:p>
          </table:table-cell>
        </table:table-row>
        <table:table-row>
          <table:table-cell table:style-name="Table3.A1" office:value-type="string">
            <text:p text:style-name="Table_20_Contents">Auth</text:p>
          </table:table-cell>
          <table:table-cell table:style-name="Table3.A1" office:value-type="string">
            <text:p text:style-name="Table_20_Contents">Firebase Auth</text:p>
          </table:table-cell>
        </table:table-row>
        <table:table-row>
          <table:table-cell table:style-name="Table3.A1" office:value-type="string">
            <text:p text:style-name="Table_20_Contents">Hosting</text:p>
          </table:table-cell>
          <table:table-cell table:style-name="Table3.A1" office:value-type="string">
            <text:p text:style-name="Table_20_Contents">Firebase Hosting</text:p>
          </table:table-cell>
        </table:table-row>
        <text:soft-page-break/>
        <table:table-row>
          <table:table-cell table:style-name="Table3.A1" office:value-type="string">
            <text:p text:style-name="Table_20_Contents">Payments</text:p>
          </table:table-cell>
          <table:table-cell table:style-name="Table3.A1" office:value-type="string">
            <text:p text:style-name="Table_20_Contents">Stripe</text:p>
          </table:table-cell>
        </table:table-row>
        <table:table-row>
          <table:table-cell table:style-name="Table3.A1" office:value-type="string">
            <text:p text:style-name="Table_20_Contents">Monitoring</text:p>
          </table:table-cell>
          <table:table-cell table:style-name="Table3.A1" office:value-type="string">
            <text:p text:style-name="Table_20_Contents">GCP Monitoring</text:p>
          </table:table-cell>
        </table:table-row>
        <table:table-row>
          <table:table-cell table:style-name="Table3.A1" office:value-type="string">
            <text:p text:style-name="Table_20_Contents">Email</text:p>
          </table:table-cell>
          <table:table-cell table:style-name="Table3.A1" office:value-type="string">
            <text:p text:style-name="Table_20_Contents">SendGrid / SES</text:p>
          </table:table-cell>
        </table:table-row>
        <table:table-row>
          <table:table-cell table:style-name="Table3.A1" office:value-type="string">
            <text:p text:style-name="Table_20_Contents">CI/CD</text:p>
          </table:table-cell>
          <table:table-cell table:style-name="Table3.A1" office:value-type="string">
            <text:p text:style-name="Table_20_Contents">GitHub Actions</text:p>
          </table:table-cell>
        </table:table-row>
      </table:table>
      <text:p text:style-name="Horizontal_20_Line"/>
      <text:h text:style-name="Heading_20_1" text:outline-level="1">🔐 17️⃣ ROLE OF FIREBASE CLI</text:h>
      <text:p text:style-name="Text_20_body">You will use:</text:p>
      <text:p text:style-name="Preformatted_20_Text"><text:span text:style-name="Source_20_Text">firebase use --add</text:span></text:p>
      <text:p text:style-name="Preformatted_20_Text"><text:span text:style-name="Source_20_Text">firebase deploy --project parabolic-dev</text:span></text:p>
      <text:p text:style-name="P1"><text:span text:style-name="Source_20_Text">firebase deploy --project parabolic-prod</text:span></text:p>
      <text:p text:style-name="Text_20_body">Environment switch without code change.</text:p>
      <text:p text:style-name="Horizontal_20_Line"/>
      <text:h text:style-name="Heading_20_1" text:outline-level="1">🎯 FINAL DEVOPS SUMMARY</text:h>
      <text:p text:style-name="Text_20_body">You now have:</text:p>
      <text:p text:style-name="Text_20_body">✔ 3-environment architecture (dev/staging/prod)<text:line-break/>✔ Single codebase strategy<text:line-break/>✔ Environment variable isolation<text:line-break/>✔ Firebase emulator free testing<text:line-break/>✔ Stripe test/live separation<text:line-break/>✔ Git-based CI/CD deployment<text:line-break/>✔ Feature flag safe rollout<text:line-break/>✔ Monitoring + logging<text:line-break/>✔ Backup strategy<text:line-break/>✔ No code modification between environments</text:p>
      <text:p text:style-name="Text_20_body">This ensures:</text:p>
      <text:list text:style-name="L41">
        <text:list-item>
          <text:p text:style-name="P44">You can test everything for free</text:p>
        </text:list-item>
        <text:list-item>
          <text:p text:style-name="P44">Production uses same code</text:p>
        </text:list-item>
        <text:list-item>
          <text:p text:style-name="P44">Scaling is seamless</text:p>
        </text:list-item>
        <text:list-item>
          <text:p text:style-name="P44">Deployment is professional-grade</text:p>
        </text:list-item>
        <text:list-item>
          <text:p text:style-name="P44">You are enterprise-ready</text:p>
        </text:list-item>
      </text:list>
      <text:p text:style-name="Horizontal_20_Line"/>
      <text:p text:style-name="Text_20_body">Now your blueprint includes:</text:p>
      <text:list text:style-name="L42">
        <text:list-item>
          <text:p text:style-name="P45">Full platform architecture</text:p>
        </text:list-item>
        <text:list-item>
          <text:p text:style-name="P45">Backend engines</text:p>
        </text:list-item>
        <text:list-item>
          <text:p text:style-name="P45"><text:soft-page-break/>Billing &amp; licensing</text:p>
        </text:list-item>
        <text:list-item>
          <text:p text:style-name="P45">Vendor control</text:p>
        </text:list-item>
        <text:list-item>
          <text:p text:style-name="P45">Feature flags</text:p>
        </text:list-item>
        <text:list-item>
          <text:p text:style-name="P45">Notification engine</text:p>
        </text:list-item>
        <text:list-item>
          <text:p text:style-name="P45">Monthly statements</text:p>
        </text:list-item>
        <text:list-item>
          <text:p text:style-name="P45">DevOps &amp; deployment strategy</text:p>
        </text:list-item>
      </text:list>
      <text:p text:style-name="Text_20_body">Remaining foundational pillars:</text:p>
      <text:p text:style-name="Text_20_body">📊 Scaling &amp; Cost Projection Model<text:line-break/>🔄 Full Cloud Function Trigger Graph<text:line-break/>🛡 Monitoring &amp; Logging Architecture (deep spec)</text:p>
      <text:p text:style-name="Text_20_body">Which one do we formalize next?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14:46:11.443992016</dc:date>
    <meta:editing-duration>PT17M14S</meta:editing-duration>
    <meta:editing-cycles>7</meta:editing-cycles>
    <meta:generator>LibreOffice/24.2.7.2$Linux_X86_64 LibreOffice_project/420$Build-2</meta:generator>
    <meta:document-statistic meta:table-count="3" meta:image-count="0" meta:object-count="0" meta:page-count="10" meta:paragraph-count="290" meta:word-count="932" meta:character-count="6054" meta:non-whitespace-character-count="5443"/>
  </office:meta>
</office:document-meta>
</file>